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1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number-columns-repeated="8" table:default-cell-style-name="Default"/>
        <table:table-column table:style-name="co1" table:default-cell-style-name="ce19"/>
        <table:table-column table:style-name="co1" table:number-columns-repeated="21" table:default-cell-style-name="Default"/>
        <table:table-row table:style-name="ro1">
          <table:table-cell table:number-columns-repeated="8"/>
          <table:table-cell table:style-name="Default"/>
          <table:table-cell table:number-columns-repeated="21"/>
        </table:table-row>
        <table:table-row table:style-name="ro2">
          <table:table-cell table:style-name="ce9"/>
          <table:table-cell table:style-name="ce19" office:value-type="string" calcext:value-type="string">
            <text:p>W5, KCl 2 hours</text:p>
          </table:table-cell>
          <table:table-cell table:style-name="ce19" office:value-type="string" calcext:value-type="string">
            <text:p>W5, nitrate 2 hrs</text:p>
          </table:table-cell>
          <table:table-cell table:style-name="ce19" office:value-type="string" calcext:value-type="string">
            <text:p>W5 +</text:p>
          </table:table-cell>
          <table:table-cell table:style-name="ce9" table:number-columns-repeated="9"/>
          <table:table-cell table:number-columns-repeated="17"/>
        </table:table-row>
        <table:table-row table:style-name="ro3">
          <table:table-cell table:style-name="ce10" office:value-type="string" calcext:value-type="string">
            <text:p>25/11/19</text:p>
          </table:table-cell>
          <table:table-cell table:number-columns-repeated="2" table:style-name="ce19" office:value-type="string" calcext:value-type="string">
            <text:p>in morning</text:p>
          </table:table-cell>
          <table:table-cell table:style-name="ce19" office:value-type="string" calcext:value-type="string">
            <text:p>Nitrate overnight</text:p>
          </table:table-cell>
          <table:table-cell table:style-name="ce19" office:value-type="string" calcext:value-type="string">
            <text:p>depleted N hydroponics leaves</text:p>
          </table:table-cell>
          <table:table-cell table:style-name="ce9" table:number-columns-repeated="5"/>
          <table:table-cell table:style-name="ce19" office:value-type="string" calcext:value-type="string">
            <text:p>N-free K3G1</text:p>
          </table:table-cell>
          <table:table-cell table:style-name="ce19" office:value-type="string" calcext:value-type="string">
            <text:p>replete K3G1</text:p>
          </table:table-cell>
          <table:table-cell table:style-name="ce9"/>
          <table:table-cell table:number-columns-repeated="17"/>
        </table:table-row>
        <table:table-row table:style-name="ro1">
          <table:table-cell table:style-name="ce9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6"/>
          <table:table-cell table:style-name="ce19" table:number-columns-repeated="2"/>
          <table:table-cell/>
          <table:table-cell table:style-name="ce19" table:number-columns-repeated="2"/>
          <table:table-cell/>
          <table:table-cell table:style-name="ce19" table:number-columns-repeated="2"/>
          <table:table-cell/>
          <table:table-cell table:style-name="ce19" table:number-columns-repeated="2"/>
        </table:table-row>
        <table:table-row table:style-name="ro1">
          <table:table-cell table:style-name="ce19" office:value-type="string" calcext:value-type="string">
            <text:p>a</text:p>
          </table:table-cell>
          <table:table-cell table:number-columns-repeated="7" table:style-name="ce19" office:value-type="string" calcext:value-type="string">
            <text:p>71 + 72</text:p>
          </table:table-cell>
          <table:table-cell office:value-type="string" calcext:value-type="string">
            <text:p>71 + 72</text:p>
          </table:table-cell>
          <table:table-cell table:style-name="ce19" office:value-type="string" calcext:value-type="string">
            <text:p>71 + 72</text:p>
          </table:table-cell>
          <table:table-cell table:number-columns-repeated="3" table:style-name="ce19" office:value-type="string" calcext:value-type="string">
            <text:p>71+72</text:p>
          </table:table-cell>
          <table:table-cell table:number-columns-repeated="6"/>
          <table:table-cell table:style-name="ce19"/>
          <table:table-cell table:number-columns-repeated="10"/>
        </table:table-row>
        <table:table-row table:style-name="ro1">
          <table:table-cell table:style-name="ce19" office:value-type="string" calcext:value-type="string">
            <text:p>b</text:p>
          </table:table-cell>
          <table:table-cell table:number-columns-repeated="7" table:style-name="ce19" office:value-type="string" calcext:value-type="string">
            <text:p>25+72</text:p>
          </table:table-cell>
          <table:table-cell office:value-type="string" calcext:value-type="string">
            <text:p>25+72</text:p>
          </table:table-cell>
          <table:table-cell table:number-columns-repeated="4" table:style-name="ce19" office:value-type="string" calcext:value-type="string">
            <text:p>25+72</text:p>
          </table:table-cell>
          <table:table-cell table:number-columns-repeated="17"/>
        </table:table-row>
        <table:table-row table:style-name="ro1">
          <table:table-cell table:style-name="ce19" office:value-type="string" calcext:value-type="string">
            <text:p>c</text:p>
          </table:table-cell>
          <table:table-cell table:number-columns-repeated="7" table:style-name="ce19" office:value-type="string" calcext:value-type="string">
            <text:p>35+72</text:p>
          </table:table-cell>
          <table:table-cell office:value-type="string" calcext:value-type="string">
            <text:p>35+72</text:p>
          </table:table-cell>
          <table:table-cell table:number-columns-repeated="4" table:style-name="ce19" office:value-type="string" calcext:value-type="string">
            <text:p>35+72</text:p>
          </table:table-cell>
          <table:table-cell table:number-columns-repeated="17"/>
        </table:table-row>
        <table:table-row table:style-name="ro1">
          <table:table-cell table:style-name="ce19" office:value-type="string" calcext:value-type="string">
            <text:p>d</text:p>
          </table:table-cell>
          <table:table-cell table:number-columns-repeated="7" table:style-name="ce19" office:value-type="string" calcext:value-type="string">
            <text:p>36+72</text:p>
          </table:table-cell>
          <table:table-cell office:value-type="string" calcext:value-type="string">
            <text:p>36+72</text:p>
          </table:table-cell>
          <table:table-cell table:number-columns-repeated="4" table:style-name="ce19" office:value-type="string" calcext:value-type="string">
            <text:p>36+72</text:p>
          </table:table-cell>
          <table:table-cell table:number-columns-repeated="17"/>
        </table:table-row>
        <table:table-row table:style-name="ro1">
          <table:table-cell table:style-name="ce19" office:value-type="string" calcext:value-type="string">
            <text:p>e</text:p>
          </table:table-cell>
          <table:table-cell table:number-columns-repeated="7" table:style-name="ce19" office:value-type="string" calcext:value-type="string">
            <text:p>92+72</text:p>
          </table:table-cell>
          <table:table-cell office:value-type="string" calcext:value-type="string">
            <text:p>92+72</text:p>
          </table:table-cell>
          <table:table-cell table:number-columns-repeated="4" table:style-name="ce19" office:value-type="string" calcext:value-type="string">
            <text:p>92+72</text:p>
          </table:table-cell>
          <table:table-cell table:number-columns-repeated="17"/>
        </table:table-row>
        <table:table-row table:style-name="ro1">
          <table:table-cell table:style-name="ce19" office:value-type="string" calcext:value-type="string">
            <text:p>f</text:p>
          </table:table-cell>
          <table:table-cell table:number-columns-repeated="3" table:style-name="ce19" office:value-type="string" calcext:value-type="string">
            <text:p>92+29+72</text:p>
          </table:table-cell>
          <table:table-cell table:style-name="ce9" table:number-columns-repeated="9"/>
          <table:table-cell table:number-columns-repeated="17"/>
        </table:table-row>
        <table:table-row table:style-name="ro1">
          <table:table-cell table:style-name="ce19" office:value-type="string" calcext:value-type="string">
            <text:p>g</text:p>
          </table:table-cell>
          <table:table-cell table:style-name="ce9" table:number-columns-repeated="3"/>
          <table:table-cell table:number-columns-repeated="3" table:style-name="ce19" office:value-type="float" office:value="72" calcext:value-type="float">
            <text:p>72</text:p>
          </table:table-cell>
          <table:table-cell table:style-name="ce19" office:value-type="string" calcext:value-type="string">
            <text:p>71+72</text:p>
          </table:table-cell>
          <table:table-cell office:value-type="string" calcext:value-type="string">
            <text:p>71+72</text:p>
          </table:table-cell>
          <table:table-cell table:style-name="ce19" office:value-type="string" calcext:value-type="string">
            <text:p>71+72</text:p>
          </table:table-cell>
          <table:table-cell table:number-columns-repeated="3" table:style-name="ce19" office:value-type="string" calcext:value-type="string">
            <text:p>92+72</text:p>
          </table:table-cell>
          <table:table-cell table:number-columns-repeated="17"/>
        </table:table-row>
        <table:table-row table:style-name="ro1">
          <table:table-cell table:style-name="ce19" office:value-type="string" calcext:value-type="string">
            <text:p>h</text:p>
          </table:table-cell>
          <table:table-cell table:number-columns-repeated="3" table:style-name="ce19" office:value-type="string" calcext:value-type="string">
            <text:p>blank</text:p>
          </table:table-cell>
          <table:table-cell table:number-columns-repeated="3" table:style-name="ce19" office:value-type="string" calcext:value-type="string">
            <text:p>36+72</text:p>
          </table:table-cell>
          <table:table-cell table:style-name="ce19" office:value-type="string" calcext:value-type="string">
            <text:p>35+72</text:p>
          </table:table-cell>
          <table:table-cell office:value-type="string" calcext:value-type="string">
            <text:p>35+72</text:p>
          </table:table-cell>
          <table:table-cell table:style-name="ce19" office:value-type="string" calcext:value-type="string">
            <text:p>35+72</text:p>
          </table:table-cell>
          <table:table-cell table:number-columns-repeated="3" table:style-name="ce19" office:value-type="string" calcext:value-type="string">
            <text:p>25+72</text:p>
          </table:table-cell>
          <table:table-cell table:number-columns-repeated="17"/>
        </table:table-row>
        <table:table-row table:style-name="ro1">
          <table:table-cell/>
          <table:table-cell table:style-name="ce22"/>
          <table:table-cell table:number-columns-repeated="6"/>
          <table:table-cell table:style-name="Default"/>
          <table:table-cell table:number-columns-repeated="21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21"/>
        </table:table-row>
        <table:table-row table:style-name="ro1">
          <table:table-cell table:number-columns-repeated="8"/>
          <table:table-cell table:style-name="Default"/>
          <table:table-cell table:style-name="ce24" table:number-columns-repeated="2"/>
          <table:table-cell table:number-columns-repeated="19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21"/>
        </table:table-row>
        <table:table-row table:style-name="ro1">
          <table:table-cell/>
          <table:table-cell table:style-name="ce19"/>
          <table:table-cell table:style-name="ce23"/>
          <table:table-cell table:number-columns-repeated="2"/>
          <table:table-cell table:style-name="ce23"/>
          <table:table-cell table:number-columns-repeated="2"/>
          <table:table-cell table:style-name="ce23"/>
          <table:table-cell table:number-columns-repeated="3"/>
          <table:table-cell table:style-name="ce23"/>
          <table:table-cell table:number-columns-repeated="17"/>
        </table:table-row>
        <table:table-row table:style-name="ro1" table:number-rows-repeated="18">
          <table:table-cell table:number-columns-repeated="30"/>
        </table:table-row>
        <table:table-row table:style-name="ro1">
          <table:table-cell table:style-name="ce20"/>
          <table:table-cell table:number-columns-repeated="29"/>
        </table:table-row>
        <table:table-row table:style-name="ro5">
          <table:table-cell table:style-name="ce21"/>
          <table:table-cell table:number-columns-repeated="29"/>
        </table:table-row>
        <table:table-row table:style-name="ro1">
          <table:table-cell table:style-name="ce22"/>
          <table:table-cell table:number-columns-repeated="29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layout" table:style-name="ta1">
        <table:table-column table:style-name="co1" table:number-columns-repeated="3" table:default-cell-style-name="Default"/>
        <table:table-column table:style-name="co1" table:default-cell-style-name="ce19"/>
        <table:table-row table:style-name="ro1">
          <table:table-cell office:value-type="string" calcext:value-type="string">
            <text:p>well_row</text:p>
          </table:table-cell>
          <table:table-cell office:value-type="string" calcext:value-type="string">
            <text:p>well_col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condition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[input.B5]" office:value-type="string" office:string-value="71 + 72" calcext:value-type="string">
            <text:p>71 + 72</text:p>
          </table:table-cell>
          <table:table-cell office:value-type="string" calcext:value-type="string">
            <text:p>W5 then 10 mM Kcl, 2 hours morning</text:p>
          </table:table-cell>
        </table:table-row>
        <table:table-row table:style-name="ro3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[input.B6]" office:value-type="string" office:string-value="25+72" calcext:value-type="string">
            <text:p>25+72</text:p>
          </table:table-cell>
          <table:table-cell office:value-type="string" calcext:value-type="string">
            <text:p>W5 then 10 mM Kcl, 2 hours morning</text:p>
          </table:table-cell>
        </table:table-row>
        <table:table-row table:style-name="ro3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[input.B7]" office:value-type="string" office:string-value="35+72" calcext:value-type="string">
            <text:p>35+72</text:p>
          </table:table-cell>
          <table:table-cell office:value-type="string" calcext:value-type="string">
            <text:p>W5 then 10 mM Kcl, 2 hours morning</text:p>
          </table:table-cell>
        </table:table-row>
        <table:table-row table:style-name="ro3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formula="of:=[input.B8]" office:value-type="string" office:string-value="36+72" calcext:value-type="string">
            <text:p>36+72</text:p>
          </table:table-cell>
          <table:table-cell office:value-type="string" calcext:value-type="string">
            <text:p>W5 then 10 mM Kcl, 2 hours morning</text:p>
          </table:table-cell>
        </table:table-row>
        <table:table-row table:style-name="ro3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[input.B9]" office:value-type="string" office:string-value="92+72" calcext:value-type="string">
            <text:p>92+72</text:p>
          </table:table-cell>
          <table:table-cell office:value-type="string" calcext:value-type="string">
            <text:p>W5 then 10 mM Kcl, 2 hours morning</text:p>
          </table:table-cell>
        </table:table-row>
        <table:table-row table:style-name="ro3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formula="of:=[input.B10]" office:value-type="string" office:string-value="92+29+72" calcext:value-type="string">
            <text:p>92+29+72</text:p>
          </table:table-cell>
          <table:table-cell office:value-type="string" calcext:value-type="string">
            <text:p>W5 then 10 mM Kcl, 2 hours morning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formula="of:=[input.B11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[input.C5]" office:value-type="string" office:string-value="71 + 72" calcext:value-type="string">
            <text:p>71 + 72</text:p>
          </table:table-cell>
          <table:table-cell office:value-type="string" calcext:value-type="string">
            <text:p>W5 then 10 mM Kcl, 2 hours morning</text:p>
          </table:table-cell>
        </table:table-row>
        <table:table-row table:style-name="ro3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formula="of:=[input.C6]" office:value-type="string" office:string-value="25+72" calcext:value-type="string">
            <text:p>25+72</text:p>
          </table:table-cell>
          <table:table-cell office:value-type="string" calcext:value-type="string">
            <text:p>W5 then 10 mM Kcl, 2 hours morning</text:p>
          </table:table-cell>
        </table:table-row>
        <table:table-row table:style-name="ro3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[input.C7]" office:value-type="string" office:string-value="35+72" calcext:value-type="string">
            <text:p>35+72</text:p>
          </table:table-cell>
          <table:table-cell office:value-type="string" calcext:value-type="string">
            <text:p>W5 then 10 mM Kcl, 2 hours morning</text:p>
          </table:table-cell>
        </table:table-row>
        <table:table-row table:style-name="ro3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formula="of:=[input.C8]" office:value-type="string" office:string-value="36+72" calcext:value-type="string">
            <text:p>36+72</text:p>
          </table:table-cell>
          <table:table-cell office:value-type="string" calcext:value-type="string">
            <text:p>W5 then 10 mM Kcl, 2 hours morning</text:p>
          </table:table-cell>
        </table:table-row>
        <table:table-row table:style-name="ro3"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formula="of:=[input.C9]" office:value-type="string" office:string-value="92+72" calcext:value-type="string">
            <text:p>92+72</text:p>
          </table:table-cell>
          <table:table-cell office:value-type="string" calcext:value-type="string">
            <text:p>W5 then 10 mM Kcl, 2 hours morning</text:p>
          </table:table-cell>
        </table:table-row>
        <table:table-row table:style-name="ro3"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formula="of:=[input.C10]" office:value-type="string" office:string-value="92+29+72" calcext:value-type="string">
            <text:p>92+29+72</text:p>
          </table:table-cell>
          <table:table-cell office:value-type="string" calcext:value-type="string">
            <text:p>W5 then 10 mM Kcl, 2 hours morning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formula="of:=[input.C11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formula="of:=[input.D5]" office:value-type="string" office:string-value="71 + 72" calcext:value-type="string">
            <text:p>71 + 72</text:p>
          </table:table-cell>
          <table:table-cell office:value-type="string" calcext:value-type="string">
            <text:p>W5 then 10 mM Kcl, 2 hours morning</text:p>
          </table:table-cell>
        </table:table-row>
        <table:table-row table:style-name="ro3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formula="of:=[input.D6]" office:value-type="string" office:string-value="25+72" calcext:value-type="string">
            <text:p>25+72</text:p>
          </table:table-cell>
          <table:table-cell office:value-type="string" calcext:value-type="string">
            <text:p>W5 then 10 mM Kcl, 2 hours morning</text:p>
          </table:table-cell>
        </table:table-row>
        <table:table-row table:style-name="ro3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[input.D7]" office:value-type="string" office:string-value="35+72" calcext:value-type="string">
            <text:p>35+72</text:p>
          </table:table-cell>
          <table:table-cell office:value-type="string" calcext:value-type="string">
            <text:p>W5 then 10 mM Kcl, 2 hours morning</text:p>
          </table:table-cell>
        </table:table-row>
        <table:table-row table:style-name="ro3"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formula="of:=[input.D8]" office:value-type="string" office:string-value="36+72" calcext:value-type="string">
            <text:p>36+72</text:p>
          </table:table-cell>
          <table:table-cell office:value-type="string" calcext:value-type="string">
            <text:p>W5 then 10 mM Kcl, 2 hours morning</text:p>
          </table:table-cell>
        </table:table-row>
        <table:table-row table:style-name="ro3"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formula="of:=[input.D9]" office:value-type="string" office:string-value="92+72" calcext:value-type="string">
            <text:p>92+72</text:p>
          </table:table-cell>
          <table:table-cell office:value-type="string" calcext:value-type="string">
            <text:p>W5 then 10 mM Kcl, 2 hours morning</text:p>
          </table:table-cell>
        </table:table-row>
        <table:table-row table:style-name="ro3"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formula="of:=[input.D10]" office:value-type="string" office:string-value="92+29+72" calcext:value-type="string">
            <text:p>92+29+72</text:p>
          </table:table-cell>
          <table:table-cell office:value-type="string" calcext:value-type="string">
            <text:p>W5 then 10 mM Kcl, 2 hours morning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formula="of:=[input.D11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formula="of:=[input.E5]" office:value-type="string" office:string-value="71 + 72" calcext:value-type="string">
            <text:p>71 + 72</text:p>
          </table:table-cell>
          <table:table-cell office:value-type="string" calcext:value-type="string">
            <text:p>W5 then 10 mM KNO3, 2 hours morning</text:p>
          </table:table-cell>
        </table:table-row>
        <table:table-row table:style-name="ro3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formula="of:=[input.E6]" office:value-type="string" office:string-value="25+72" calcext:value-type="string">
            <text:p>25+72</text:p>
          </table:table-cell>
          <table:table-cell office:value-type="string" calcext:value-type="string">
            <text:p>W5 then 10 mM KNO3, 2 hours morning</text:p>
          </table:table-cell>
        </table:table-row>
        <table:table-row table:style-name="ro3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[input.E7]" office:value-type="string" office:string-value="35+72" calcext:value-type="string">
            <text:p>35+72</text:p>
          </table:table-cell>
          <table:table-cell office:value-type="string" calcext:value-type="string">
            <text:p>W5 then 10 mM KNO3, 2 hours morning</text:p>
          </table:table-cell>
        </table:table-row>
        <table:table-row table:style-name="ro3"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formula="of:=[input.E8]" office:value-type="string" office:string-value="36+72" calcext:value-type="string">
            <text:p>36+72</text:p>
          </table:table-cell>
          <table:table-cell office:value-type="string" calcext:value-type="string">
            <text:p>W5 then 10 mM KNO3, 2 hours morning</text:p>
          </table:table-cell>
        </table:table-row>
        <table:table-row table:style-name="ro3"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formula="of:=[input.E9]" office:value-type="string" office:string-value="92+72" calcext:value-type="string">
            <text:p>92+72</text:p>
          </table:table-cell>
          <table:table-cell office:value-type="string" calcext:value-type="string">
            <text:p>W5 then 10 mM KNO3, 2 hours morning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formula="of:=[input.E10]" office:value-type="float" office:value="0" calcext:value-type="float">
            <text:p>0</text:p>
          </table:table-cell>
          <table:table-cell table:style-name="Default"/>
        </table:table-row>
        <table:table-row table:style-name="ro3"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formula="of:=[input.E11]" office:value-type="float" office:value="72" calcext:value-type="float">
            <text:p>72</text:p>
          </table:table-cell>
          <table:table-cell office:value-type="string" calcext:value-type="string">
            <text:p>W5 then 10 mM KNO3, 2 hours morning</text:p>
          </table:table-cell>
        </table:table-row>
        <table:table-row table:style-name="ro3"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table:formula="of:=[input.E12]" office:value-type="string" office:string-value="36+72" calcext:value-type="string">
            <text:p>36+72</text:p>
          </table:table-cell>
          <table:table-cell office:value-type="string" calcext:value-type="string">
            <text:p>W5 then 10 mM KNO3, 2 hours morning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formula="of:=[input.F5]" office:value-type="string" office:string-value="71 + 72" calcext:value-type="string">
            <text:p>71 + 72</text:p>
          </table:table-cell>
          <table:table-cell office:value-type="string" calcext:value-type="string">
            <text:p>W5 then 10 mM KNO3, 2 hours morning</text:p>
          </table:table-cell>
        </table:table-row>
        <table:table-row table:style-name="ro3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formula="of:=[input.F6]" office:value-type="string" office:string-value="25+72" calcext:value-type="string">
            <text:p>25+72</text:p>
          </table:table-cell>
          <table:table-cell office:value-type="string" calcext:value-type="string">
            <text:p>W5 then 10 mM KNO3, 2 hours morning</text:p>
          </table:table-cell>
        </table:table-row>
        <table:table-row table:style-name="ro3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[input.F7]" office:value-type="string" office:string-value="35+72" calcext:value-type="string">
            <text:p>35+72</text:p>
          </table:table-cell>
          <table:table-cell office:value-type="string" calcext:value-type="string">
            <text:p>W5 then 10 mM KNO3, 2 hours morning</text:p>
          </table:table-cell>
        </table:table-row>
        <table:table-row table:style-name="ro3"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formula="of:=[input.F8]" office:value-type="string" office:string-value="36+72" calcext:value-type="string">
            <text:p>36+72</text:p>
          </table:table-cell>
          <table:table-cell office:value-type="string" calcext:value-type="string">
            <text:p>W5 then 10 mM KNO3, 2 hours morning</text:p>
          </table:table-cell>
        </table:table-row>
        <table:table-row table:style-name="ro3"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formula="of:=[input.F9]" office:value-type="string" office:string-value="92+72" calcext:value-type="string">
            <text:p>92+72</text:p>
          </table:table-cell>
          <table:table-cell office:value-type="string" calcext:value-type="string">
            <text:p>W5 then 10 mM KNO3, 2 hours morning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formula="of:=[input.F10]" office:value-type="float" office:value="0" calcext:value-type="float">
            <text:p>0</text:p>
          </table:table-cell>
          <table:table-cell table:style-name="Default"/>
        </table:table-row>
        <table:table-row table:style-name="ro3"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formula="of:=[input.F11]" office:value-type="float" office:value="72" calcext:value-type="float">
            <text:p>72</text:p>
          </table:table-cell>
          <table:table-cell office:value-type="string" calcext:value-type="string">
            <text:p>W5 then 10 mM KNO3, 2 hours morning</text:p>
          </table:table-cell>
        </table:table-row>
        <table:table-row table:style-name="ro3"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table:formula="of:=[input.F12]" office:value-type="string" office:string-value="36+72" calcext:value-type="string">
            <text:p>36+72</text:p>
          </table:table-cell>
          <table:table-cell office:value-type="string" calcext:value-type="string">
            <text:p>W5 then 10 mM KNO3, 2 hours morning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formula="of:=[input.G5]" office:value-type="string" office:string-value="71 + 72" calcext:value-type="string">
            <text:p>71 + 72</text:p>
          </table:table-cell>
          <table:table-cell office:value-type="string" calcext:value-type="string">
            <text:p>W5 then 10 mM KNO3, 2 hours morning</text:p>
          </table:table-cell>
        </table:table-row>
        <table:table-row table:style-name="ro3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formula="of:=[input.G6]" office:value-type="string" office:string-value="25+72" calcext:value-type="string">
            <text:p>25+72</text:p>
          </table:table-cell>
          <table:table-cell office:value-type="string" calcext:value-type="string">
            <text:p>W5 then 10 mM KNO3, 2 hours morning</text:p>
          </table:table-cell>
        </table:table-row>
        <table:table-row table:style-name="ro3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formula="of:=[input.G7]" office:value-type="string" office:string-value="35+72" calcext:value-type="string">
            <text:p>35+72</text:p>
          </table:table-cell>
          <table:table-cell office:value-type="string" calcext:value-type="string">
            <text:p>W5 then 10 mM KNO3, 2 hours morning</text:p>
          </table:table-cell>
        </table:table-row>
        <table:table-row table:style-name="ro3"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formula="of:=[input.G8]" office:value-type="string" office:string-value="36+72" calcext:value-type="string">
            <text:p>36+72</text:p>
          </table:table-cell>
          <table:table-cell office:value-type="string" calcext:value-type="string">
            <text:p>W5 then 10 mM KNO3, 2 hours morning</text:p>
          </table:table-cell>
        </table:table-row>
        <table:table-row table:style-name="ro3"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formula="of:=[input.G9]" office:value-type="string" office:string-value="92+72" calcext:value-type="string">
            <text:p>92+72</text:p>
          </table:table-cell>
          <table:table-cell office:value-type="string" calcext:value-type="string">
            <text:p>W5 then 10 mM KNO3, 2 hours morning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formula="of:=[input.G10]" office:value-type="float" office:value="0" calcext:value-type="float">
            <text:p>0</text:p>
          </table:table-cell>
          <table:table-cell table:style-name="Default"/>
        </table:table-row>
        <table:table-row table:style-name="ro3"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formula="of:=[input.G11]" office:value-type="float" office:value="72" calcext:value-type="float">
            <text:p>72</text:p>
          </table:table-cell>
          <table:table-cell office:value-type="string" calcext:value-type="string">
            <text:p>W5 then 10 mM KNO3, 2 hours morning</text:p>
          </table:table-cell>
        </table:table-row>
        <table:table-row table:style-name="ro3"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table:formula="of:=[input.G12]" office:value-type="string" office:string-value="36+72" calcext:value-type="string">
            <text:p>36+72</text:p>
          </table:table-cell>
          <table:table-cell office:value-type="string" calcext:value-type="string">
            <text:p>W5 then 10 mM KNO3, 2 hours morning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formula="of:=[input.H5]" office:value-type="string" office:string-value="71 + 72" calcext:value-type="string">
            <text:p>71 + 72</text:p>
          </table:table-cell>
          <table:table-cell table:style-name="Default" office:value-type="string" calcext:value-type="string">
            <text:p>W5, 10 mM KNO3_overnight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formula="of:=[input.H6]" office:value-type="string" office:string-value="25+72" calcext:value-type="string">
            <text:p>25+72</text:p>
          </table:table-cell>
          <table:table-cell table:style-name="Default" office:value-type="string" calcext:value-type="string">
            <text:p>W5, 10 mM KNO3_overnight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formula="of:=[input.H7]" office:value-type="string" office:string-value="35+72" calcext:value-type="string">
            <text:p>35+72</text:p>
          </table:table-cell>
          <table:table-cell table:style-name="Default" office:value-type="string" calcext:value-type="string">
            <text:p>W5, 10 mM KNO3_overnight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formula="of:=[input.H8]" office:value-type="string" office:string-value="36+72" calcext:value-type="string">
            <text:p>36+72</text:p>
          </table:table-cell>
          <table:table-cell table:style-name="Default" office:value-type="string" calcext:value-type="string">
            <text:p>W5, 10 mM KNO3_overnight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formula="of:=[input.H9]" office:value-type="string" office:string-value="92+72" calcext:value-type="string">
            <text:p>92+72</text:p>
          </table:table-cell>
          <table:table-cell table:style-name="Default" office:value-type="string" calcext:value-type="string">
            <text:p>W5, 10 mM KNO3_overnight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formula="of:=[input.H10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formula="of:=[input.H11]" office:value-type="string" office:string-value="71+72" calcext:value-type="string">
            <text:p>71+72</text:p>
          </table:table-cell>
          <table:table-cell office:value-type="string" calcext:value-type="string">
            <text:p>replete K3G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table:formula="of:=[input.H12]" office:value-type="string" office:string-value="35+72" calcext:value-type="string">
            <text:p>35+72</text:p>
          </table:table-cell>
          <table:table-cell office:value-type="string" calcext:value-type="string">
            <text:p>replete K3G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formula="of:=[input.I5]" office:value-type="string" office:string-value="71 + 72" calcext:value-type="string">
            <text:p>71 + 72</text:p>
          </table:table-cell>
          <table:table-cell table:style-name="Default" office:value-type="string" calcext:value-type="string">
            <text:p>W5, 10 mM KNO3_overnight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formula="of:=[input.I6]" office:value-type="string" office:string-value="25+72" calcext:value-type="string">
            <text:p>25+72</text:p>
          </table:table-cell>
          <table:table-cell table:style-name="Default" office:value-type="string" calcext:value-type="string">
            <text:p>W5, 10 mM KNO3_overnight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formula="of:=[input.I7]" office:value-type="string" office:string-value="35+72" calcext:value-type="string">
            <text:p>35+72</text:p>
          </table:table-cell>
          <table:table-cell table:style-name="Default" office:value-type="string" calcext:value-type="string">
            <text:p>W5, 10 mM KNO3_overnight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formula="of:=[input.I8]" office:value-type="string" office:string-value="36+72" calcext:value-type="string">
            <text:p>36+72</text:p>
          </table:table-cell>
          <table:table-cell table:style-name="Default" office:value-type="string" calcext:value-type="string">
            <text:p>W5, 10 mM KNO3_overnight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table:formula="of:=[input.I9]" office:value-type="string" office:string-value="92+72" calcext:value-type="string">
            <text:p>92+72</text:p>
          </table:table-cell>
          <table:table-cell table:style-name="Default" office:value-type="string" calcext:value-type="string">
            <text:p>W5, 10 mM KNO3_overnight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formula="of:=[input.I10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table:formula="of:=[input.I11]" office:value-type="string" office:string-value="71+72" calcext:value-type="string">
            <text:p>71+72</text:p>
          </table:table-cell>
          <table:table-cell office:value-type="string" calcext:value-type="string">
            <text:p>replete K3G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table:formula="of:=[input.I12]" office:value-type="string" office:string-value="35+72" calcext:value-type="string">
            <text:p>35+72</text:p>
          </table:table-cell>
          <table:table-cell office:value-type="string" calcext:value-type="string">
            <text:p>replete K3G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formula="of:=[input.J5]" office:value-type="string" office:string-value="71 + 72" calcext:value-type="string">
            <text:p>71 + 72</text:p>
          </table:table-cell>
          <table:table-cell table:style-name="Default" office:value-type="string" calcext:value-type="string">
            <text:p>W5, 10 mM KNO3_overnight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formula="of:=[input.J6]" office:value-type="string" office:string-value="25+72" calcext:value-type="string">
            <text:p>25+72</text:p>
          </table:table-cell>
          <table:table-cell table:style-name="Default" office:value-type="string" calcext:value-type="string">
            <text:p>W5, 10 mM KNO3_overnight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formula="of:=[input.J7]" office:value-type="string" office:string-value="35+72" calcext:value-type="string">
            <text:p>35+72</text:p>
          </table:table-cell>
          <table:table-cell table:style-name="Default" office:value-type="string" calcext:value-type="string">
            <text:p>W5, 10 mM KNO3_overnight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table:formula="of:=[input.J8]" office:value-type="string" office:string-value="36+72" calcext:value-type="string">
            <text:p>36+72</text:p>
          </table:table-cell>
          <table:table-cell table:style-name="Default" office:value-type="string" calcext:value-type="string">
            <text:p>W5, 10 mM KNO3_overnight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table:formula="of:=[input.J9]" office:value-type="string" office:string-value="92+72" calcext:value-type="string">
            <text:p>92+72</text:p>
          </table:table-cell>
          <table:table-cell table:style-name="Default" office:value-type="string" calcext:value-type="string">
            <text:p>W5, 10 mM KNO3_overnight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formula="of:=[input.J10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table:formula="of:=[input.J11]" office:value-type="string" office:string-value="71+72" calcext:value-type="string">
            <text:p>71+72</text:p>
          </table:table-cell>
          <table:table-cell office:value-type="string" calcext:value-type="string">
            <text:p>replete K3G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table:formula="of:=[input.J12]" office:value-type="string" office:string-value="35+72" calcext:value-type="string">
            <text:p>35+72</text:p>
          </table:table-cell>
          <table:table-cell office:value-type="string" calcext:value-type="string">
            <text:p>replete K3G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formula="of:=[input.K5]" office:value-type="string" office:string-value="71+72" calcext:value-type="string">
            <text:p>71+72</text:p>
          </table:table-cell>
          <table:table-cell office:value-type="string" calcext:value-type="string">
            <text:p>N-free K3G1</text:p>
          </table:table-cell>
        </table:table-row>
        <table:table-row table:style-name="ro6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formula="of:=[input.K6]" office:value-type="string" office:string-value="25+72" calcext:value-type="string">
            <text:p>25+72</text:p>
          </table:table-cell>
          <table:table-cell office:value-type="string" calcext:value-type="string">
            <text:p>N-free K3G1</text:p>
          </table:table-cell>
        </table:table-row>
        <table:table-row table:style-name="ro6"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formula="of:=[input.K7]" office:value-type="string" office:string-value="35+72" calcext:value-type="string">
            <text:p>35+72</text:p>
          </table:table-cell>
          <table:table-cell office:value-type="string" calcext:value-type="string">
            <text:p>N-free K3G1</text:p>
          </table:table-cell>
        </table:table-row>
        <table:table-row table:style-name="ro6"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formula="of:=[input.K8]" office:value-type="string" office:string-value="36+72" calcext:value-type="string">
            <text:p>36+72</text:p>
          </table:table-cell>
          <table:table-cell office:value-type="string" calcext:value-type="string">
            <text:p>N-free K3G1</text:p>
          </table:table-cell>
        </table:table-row>
        <table:table-row table:style-name="ro6"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formula="of:=[input.K9]" office:value-type="string" office:string-value="92+72" calcext:value-type="string">
            <text:p>92+72</text:p>
          </table:table-cell>
          <table:table-cell office:value-type="string" calcext:value-type="string">
            <text:p>N-free K3G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formula="of:=[input.K10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formula="of:=[input.K11]" office:value-type="string" office:string-value="92+72" calcext:value-type="string">
            <text:p>92+72</text:p>
          </table:table-cell>
          <table:table-cell office:value-type="string" calcext:value-type="string">
            <text:p>replete K3G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table:formula="of:=[input.K12]" office:value-type="string" office:string-value="25+72" calcext:value-type="string">
            <text:p>25+72</text:p>
          </table:table-cell>
          <table:table-cell office:value-type="string" calcext:value-type="string">
            <text:p>replete K3G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table:formula="of:=[input.L5]" office:value-type="string" office:string-value="71+72" calcext:value-type="string">
            <text:p>71+72</text:p>
          </table:table-cell>
          <table:table-cell office:value-type="string" calcext:value-type="string">
            <text:p>N-free K3G1</text:p>
          </table:table-cell>
        </table:table-row>
        <table:table-row table:style-name="ro6"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table:formula="of:=[input.L6]" office:value-type="string" office:string-value="25+72" calcext:value-type="string">
            <text:p>25+72</text:p>
          </table:table-cell>
          <table:table-cell office:value-type="string" calcext:value-type="string">
            <text:p>N-free K3G1</text:p>
          </table:table-cell>
        </table:table-row>
        <table:table-row table:style-name="ro6"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table:formula="of:=[input.L7]" office:value-type="string" office:string-value="35+72" calcext:value-type="string">
            <text:p>35+72</text:p>
          </table:table-cell>
          <table:table-cell office:value-type="string" calcext:value-type="string">
            <text:p>N-free K3G1</text:p>
          </table:table-cell>
        </table:table-row>
        <table:table-row table:style-name="ro6"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table:formula="of:=[input.L8]" office:value-type="string" office:string-value="36+72" calcext:value-type="string">
            <text:p>36+72</text:p>
          </table:table-cell>
          <table:table-cell office:value-type="string" calcext:value-type="string">
            <text:p>N-free K3G1</text:p>
          </table:table-cell>
        </table:table-row>
        <table:table-row table:style-name="ro6">
          <table:table-cell office:value-type="string" calcext:value-type="string">
            <text:p>E</text:p>
          </table:table-cell>
          <table:table-cell office:value-type="float" office:value="11" calcext:value-type="float">
            <text:p>11</text:p>
          </table:table-cell>
          <table:table-cell table:formula="of:=[input.L9]" office:value-type="string" office:string-value="92+72" calcext:value-type="string">
            <text:p>92+72</text:p>
          </table:table-cell>
          <table:table-cell office:value-type="string" calcext:value-type="string">
            <text:p>N-free K3G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formula="of:=[input.L10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table:formula="of:=[input.L11]" office:value-type="string" office:string-value="92+72" calcext:value-type="string">
            <text:p>92+72</text:p>
          </table:table-cell>
          <table:table-cell office:value-type="string" calcext:value-type="string">
            <text:p>replete K3G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  <table:table-cell table:formula="of:=[input.L12]" office:value-type="string" office:string-value="25+72" calcext:value-type="string">
            <text:p>25+72</text:p>
          </table:table-cell>
          <table:table-cell office:value-type="string" calcext:value-type="string">
            <text:p>replete K3G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table:formula="of:=[input.M5]" office:value-type="string" office:string-value="71+72" calcext:value-type="string">
            <text:p>71+72</text:p>
          </table:table-cell>
          <table:table-cell office:value-type="string" calcext:value-type="string">
            <text:p>N-free K3G1</text:p>
          </table:table-cell>
        </table:table-row>
        <table:table-row table:style-name="ro6"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table:formula="of:=[input.M6]" office:value-type="string" office:string-value="25+72" calcext:value-type="string">
            <text:p>25+72</text:p>
          </table:table-cell>
          <table:table-cell office:value-type="string" calcext:value-type="string">
            <text:p>N-free K3G1</text:p>
          </table:table-cell>
        </table:table-row>
        <table:table-row table:style-name="ro6"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table:formula="of:=[input.M7]" office:value-type="string" office:string-value="35+72" calcext:value-type="string">
            <text:p>35+72</text:p>
          </table:table-cell>
          <table:table-cell office:value-type="string" calcext:value-type="string">
            <text:p>N-free K3G1</text:p>
          </table:table-cell>
        </table:table-row>
        <table:table-row table:style-name="ro6"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formula="of:=[input.M8]" office:value-type="string" office:string-value="36+72" calcext:value-type="string">
            <text:p>36+72</text:p>
          </table:table-cell>
          <table:table-cell office:value-type="string" calcext:value-type="string">
            <text:p>N-free K3G1</text:p>
          </table:table-cell>
        </table:table-row>
        <table:table-row table:style-name="ro6">
          <table:table-cell office:value-type="string" calcext:value-type="string">
            <text:p>E</text:p>
          </table:table-cell>
          <table:table-cell office:value-type="float" office:value="12" calcext:value-type="float">
            <text:p>12</text:p>
          </table:table-cell>
          <table:table-cell table:formula="of:=[input.M9]" office:value-type="string" office:string-value="92+72" calcext:value-type="string">
            <text:p>92+72</text:p>
          </table:table-cell>
          <table:table-cell office:value-type="string" calcext:value-type="string">
            <text:p>N-free K3G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formula="of:=[input.M10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formula="of:=[input.M11]" office:value-type="string" office:string-value="92+72" calcext:value-type="string">
            <text:p>92+72</text:p>
          </table:table-cell>
          <table:table-cell office:value-type="string" calcext:value-type="string">
            <text:p>replete K3G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2" calcext:value-type="float">
            <text:p>12</text:p>
          </table:table-cell>
          <table:table-cell table:formula="of:=[input.M12]" office:value-type="string" office:string-value="25+72" calcext:value-type="string">
            <text:p>25+72</text:p>
          </table:table-cell>
          <table:table-cell office:value-type="string" calcext:value-type="string">
            <text:p>replete K3G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 style:data-style-name="N2" text:time-value="15:38:24.286481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08T09:45:35.990628975</meta:creation-date>
    <dc:date>2019-11-26T15:38:53.587890852</dc:date>
    <meta:editing-duration>PT8H55M59S</meta:editing-duration>
    <meta:editing-cycles>37</meta:editing-cycles>
    <meta:generator>LibreOffice/6.3.3.2$Linux_X86_64 LibreOffice_project/30$Build-2</meta:generator>
    <meta:document-statistic meta:table-count="2" meta:cell-count="484" meta:object-count="0"/>
  </office:meta>
</office:document-meta>
</file>